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C000000E9144DE89EBEABFAC9.png" manifest:media-type="image/png"/>
  <manifest:file-entry manifest:full-path="Pictures/10000201000000DC000000511DC9C6B6E7658AFF.png" manifest:media-type="image/png"/>
  <manifest:file-entry manifest:full-path="Pictures/10000201000000DC000000A53BC626A8880C4738.png" manifest:media-type="image/png"/>
  <manifest:file-entry manifest:full-path="Pictures/10000000000003FB000002FE917E6CB003A83232.png" manifest:media-type="image/png"/>
  <manifest:file-entry manifest:full-path="Pictures/10000201000005DC000001297C303315B8ECF6E0.png" manifest:media-type="image/png"/>
  <manifest:file-entry manifest:full-path="Pictures/10000201000000DC000000915F3B69B95EC7DA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dissolve"/>
    </style:style>
    <style:style style:name="dp4" style:family="drawing-page">
      <style:drawing-page-properties presentation:transition-type="automatic" presentation:transition-speed="fast" presentation:duration="PT0.500000000S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6" style:family="drawing-page">
      <style:drawing-page-properties presentation:transition-type="automatic" presentation:transition-speed="fast" presentation:duration="PT5S"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2.629cm"/>
    </style:style>
    <style:style style:name="pr2" style:family="presentation" style:parent-style-name="Forestbird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9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tlantic bluefin tuna</text:p>
          </draw:text-box>
        </draw:frame>
        <draw:frame draw:style-name="gr1" draw:text-style-name="P1" draw:layer="layout" svg:width="5.82cm" svg:height="3.835cm" svg:x="11.079cm" svg:y="5.951cm">
          <draw:image xlink:href="Pictures/10000201000000DC000000915F3B69B95EC7DAEB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restbird" presentation:presentation-page-layout-name="AL1T19" xml:id="id2" draw:id="id2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eat sand eel</text:p>
          </draw:text-box>
        </draw:frame>
        <draw:frame draw:style-name="gr1" draw:text-style-name="P1" draw:layer="layout" svg:width="13.831cm" svg:height="2.738cm" svg:x="7.085cm" svg:y="5.842cm">
          <draw:image xlink:href="Pictures/10000201000005DC000001297C303315B8ECF6E0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Forestbird" presentation:presentation-page-layout-name="AL1T19" xml:id="id3" draw:id="id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wedish Fish</text:p>
          </draw:text-box>
        </draw:frame>
        <draw:frame draw:style-name="gr1" draw:text-style-name="P1" draw:layer="layout" svg:width="5.82cm" svg:height="4.365cm" svg:x="11.146cm" svg:y="5.727cm">
          <draw:image xlink:href="Pictures/10000201000000DC000000A53BC626A8880C473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Forestbird" presentation:presentation-page-layout-name="AL1T19" xml:id="id4" draw:id="id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ltic herring</text:p>
          </draw:text-box>
        </draw:frame>
        <draw:frame draw:style-name="gr1" draw:text-style-name="P1" draw:layer="layout" svg:width="10.477cm" svg:height="6.164cm" svg:x="8.817cm" svg:y="4.828cm">
          <draw:image xlink:href="Pictures/100002010000018C000000E9144DE89EBEABFAC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Forestbird" presentation:presentation-page-layout-name="AL1T19" xml:id="id5" draw:id="id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rthern pike</text:p>
          </draw:text-box>
        </draw:frame>
        <draw:frame draw:style-name="gr1" draw:text-style-name="P1" draw:layer="layout" svg:width="5.82cm" svg:height="2.142cm" svg:x="11.146cm" svg:y="6.839cm">
          <draw:image xlink:href="Pictures/10000201000000DC000000511DC9C6B6E7658AFF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0.5s" smil:type="fourBox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3FB000002FE917E6CB003A8323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/>
    </style:style>
    <style:style style:name="MP7" style:family="paragraph">
      <loext:graphic-properties draw:fill="none" draw:fill-color="#ffffff"/>
      <style:text-properties fo:font-size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paragraph-properties fo:text-align="center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7" draw:layer="backgroundobjects" svg:width="6.523cm" svg:height="1.086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6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7" draw:layer="backgroundobjects" svg:width="9.369cm" svg:height="1.396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2" draw:text-style-name="MP11" draw:layer="backgroundobjects" svg:width="9.369cm" svg:height="1.396cm" svg:x="12.219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7" draw:layer="backgroundobjects" svg:width="9.369cm" svg:height="1.396cm" svg:x="0cm" svg:y="26.543cm" presentation:class="footer">
          <draw:text-box>
            <text:p text:style-name="MP6"><text:span text:style-name="MT2"><presentation:footer/></text:span></text:p>
          </draw:text-box>
        </draw:frame>
        <draw:frame presentation:style-name="Mpr3" draw:text-style-name="MP11" draw:layer="backgroundobjects" svg:width="9.369cm" svg:height="1.396cm" svg:x="12.219cm" svg:y="26.543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04:16:52.883177274</meta:creation-date>
    <dc:date>2019-07-05T07:51:23.272392111</dc:date>
    <meta:editing-duration>PT13M56S</meta:editing-duration>
    <meta:editing-cycles>7</meta:editing-cycles>
    <meta:generator>LibreOffice/6.1.5.2$Linux_X86_64 LibreOffice_project/10$Build-2</meta:generator>
    <meta:document-statistic meta:object-count="42"/>
  </office:meta>
</office:document-meta>
</file>